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5e60" officeooo:paragraph-rsid="000a5e60"/>
    </style:style>
    <style:style style:name="P2" style:family="paragraph" style:parent-style-name="Standard">
      <style:text-properties officeooo:rsid="000a5e60" officeooo:paragraph-rsid="000aebb5"/>
    </style:style>
    <style:style style:name="P3" style:family="paragraph" style:parent-style-name="Standard">
      <style:text-properties fo:font-size="10pt" officeooo:rsid="000a5e60" officeooo:paragraph-rsid="000a5e60" style:font-size-asian="10pt" style:font-size-complex="10pt"/>
    </style:style>
    <style:style style:name="P4" style:family="paragraph" style:parent-style-name="Standard">
      <style:text-properties fo:font-size="10pt" officeooo:rsid="000a5e60" officeooo:paragraph-rsid="000aebb5" style:font-size-asian="10pt" style:font-size-complex="10pt"/>
    </style:style>
    <style:style style:name="P5" style:family="paragraph" style:parent-style-name="Standard">
      <style:text-properties fo:font-size="8pt" officeooo:rsid="000a5e60" officeooo:paragraph-rsid="000a5e60" style:font-size-asian="8pt" style:font-size-complex="8pt"/>
    </style:style>
    <style:style style:name="P6" style:family="paragraph" style:parent-style-name="Standard">
      <style:text-properties fo:font-size="8pt" officeooo:rsid="000a5e60" officeooo:paragraph-rsid="000aebb5" style:font-size-asian="8pt" style:font-size-complex="8pt"/>
    </style:style>
    <style:style style:name="P7" style:family="paragraph" style:parent-style-name="Standard">
      <style:text-properties fo:font-size="8pt" officeooo:rsid="000a5e60" officeooo:paragraph-rsid="000c492e" style:font-size-asian="8pt" style:font-size-complex="8pt"/>
    </style:style>
    <style:style style:name="P8" style:family="paragraph" style:parent-style-name="Standard">
      <style:text-properties fo:font-size="8pt" officeooo:rsid="000aebb5" officeooo:paragraph-rsid="000aebb5" style:font-size-asian="8pt" style:font-size-complex="8pt"/>
    </style:style>
    <style:style style:name="P9" style:family="paragraph" style:parent-style-name="Standard">
      <style:text-properties officeooo:rsid="000aebb5" officeooo:paragraph-rsid="000aebb5"/>
    </style:style>
    <style:style style:name="T1" style:family="text">
      <style:text-properties officeooo:rsid="000c492e" fo:background-color="#ffff00" loext:char-shading-value="0"/>
    </style:style>
    <style:style style:name="T2" style:family="text">
      <style:text-properties officeooo:rsid="000aebb5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officeooo:rsid="000c492e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officeooo:rsid="000aebb5" style:font-size-asian="10pt" style:font-size-complex="10pt"/>
    </style:style>
    <style:style style:name="T7" style:family="text">
      <style:text-properties officeooo:rsid="000c492e"/>
    </style:style>
    <style:style style:name="T8" style:family="text">
      <style:text-properties officeooo:rsid="000eda0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DroidBox <text:span text:style-name="T8">API's Document</text:span>.</text:p>
      <text:p text:style-name="P1"/>
      <text:p text:style-name="P1">1. Registration </text:p>
      <text:p text:style-name="P1"><text:bookmark-start text:name="__DdeLink__5_20670862271"/><text:s text:c="4"/><text:span text:style-name="T5">Url - </text:span><text:bookmark-end text:name="__DdeLink__5_20670862271"/><text:a xlink:type="simple" xlink:href="http://localhost/droidbox/web/index.php/user/user/login"><text:span text:style-name="T5">http://localhost/droidbox/web/index.php/user/user/r</text:span></text:a><text:span text:style-name="T5">egister</text:span></text:p>
      <text:p text:style-name="P3"><text:s text:c="5"/>Parameters :-</text:p>
      <text:p text:style-name="P1"><text:tab/><text:span text:style-name="T3">FirstName <text:s text:c="15"/></text:span></text:p>
      <text:p text:style-name="P5"><text:tab/>LastName <text:s text:c="6"/></text:p>
      <text:p text:style-name="P5"><text:tab/>Email</text:p>
      <text:p text:style-name="P5"><text:tab/>Password</text:p>
      <text:p text:style-name="P7"><text:tab/>securityToken <text:s/>- <text:bookmark-start text:name="__DdeLink__30_2067086227"/><text:span text:style-name="T1">droidbox-tbamsf7nkrkyayk4e2i75mnwam <text:s/>[Static token for registration]</text:span><text:bookmark-end text:name="__DdeLink__30_2067086227"/></text:p>
      <text:p text:style-name="P1"/>
      <text:p text:style-name="P1">2. Login </text:p>
      <text:p text:style-name="P1"><text:bookmark-start text:name="__DdeLink__5_2067086227"/><text:s text:c="4"/><text:span text:style-name="T5">Url - </text:span><text:bookmark-start text:name="__DdeLink__15_2067086227"/><text:a xlink:type="simple" xlink:href="http://localhost/droidbox/web/index.php/user/user/login"><text:span text:style-name="T5">http://localhost/droidbox/web/index.php/user/user/login</text:span></text:a><text:bookmark-end text:name="__DdeLink__5_2067086227"/><text:bookmark-end text:name="__DdeLink__15_2067086227"/></text:p>
      <text:p text:style-name="P3"><text:s text:c="5"/>Parameters :-</text:p>
      <text:p text:style-name="P1"><text:tab/><text:span text:style-name="T3">Email <text:s text:c="15"/></text:span></text:p>
      <text:p text:style-name="P5"><text:tab/>Password</text:p>
      <text:p text:style-name="P7"><text:tab/>securityToken - <text:span text:style-name="T1">droidbox-tbamsf7nkrkyayk4e2i75mnwam <text:s/>[Static token for login]</text:span></text:p>
      <text:p text:style-name="P1"/>
      <text:p text:style-name="P1">3. Change Password</text:p>
      <text:p text:style-name="P1"><text:s text:c="4"/><text:bookmark-start text:name="__DdeLink__9_2067086227"/><text:span text:style-name="T5">Url - </text:span><text:a xlink:type="simple" xlink:href="http://localhost/droidbox/web/index.php/user/user/changepassword"><text:span text:style-name="T5">http://localhost/droidbox/web/index.php/user/user/changepassword</text:span></text:a><text:bookmark-end text:name="__DdeLink__9_2067086227"/></text:p>
      <text:p text:style-name="P3"><text:s text:c="5"/>Parameters :-</text:p>
      <text:p text:style-name="P1"><text:tab/><text:span text:style-name="T3">oldPassword <text:s text:c="15"/></text:span></text:p>
      <text:p text:style-name="P5"><text:tab/>newPassword</text:p>
      <text:p text:style-name="P5"><text:s text:c="17"/>confirmNewPassword</text:p>
      <text:p text:style-name="P5"><text:tab/>securityToken – <text:span text:style-name="T1">Token returned after successfull login</text:span></text:p>
      <text:p text:style-name="P1"/>
      <text:p text:style-name="P1">4. Forgot Password</text:p>
      <text:p text:style-name="P1"><text:s text:c="4"/><text:span text:style-name="T5">Url - </text:span><text:a xlink:type="simple" xlink:href="http://localhost/droidbox/web/index.php/user/user/changepassword"><text:span text:style-name="T5">http://localhost/droidbox/web/index.php/user/user/forgotpassword</text:span></text:a></text:p>
      <text:p text:style-name="P3"><text:s text:c="5"/>Parameters :-</text:p>
      <text:p text:style-name="P1"><text:tab/><text:span text:style-name="T3">email</text:span></text:p>
      <text:p text:style-name="P5"><text:tab/>securityToken</text:p>
      <text:p text:style-name="P1"/>
      <text:p text:style-name="P1"><text:bookmark-start text:name="__DdeLink__18_2067086227"/>5. Categories &amp; Sub Categories Listing</text:p>
      <text:p text:style-name="P1"><text:s text:c="4"/><text:span text:style-name="T5">Url - http://localhost/droidbox/web/index.php/search/search/getcategorylist</text:span></text:p>
      <text:p text:style-name="P3"><text:s text:c="5"/>Parameters :-</text:p>
      <text:p text:style-name="P1"><text:tab/><text:span text:style-name="T3">securityToken</text:span></text:p>
      <text:p text:style-name="P1"><text:bookmark-end text:name="__DdeLink__18_2067086227"/></text:p>
      <text:p text:style-name="P1"/>
      <text:p text:style-name="P1">6. Applications Searching</text:p>
      <text:p text:style-name="P1"><text:s text:c="4"/><text:span text:style-name="T5">Url - http://localhost/droidbox/web/index.php/search/search/search</text:span></text:p>
      <text:p text:style-name="P3"><text:s text:c="5"/>Parameters :-</text:p>
      <text:p text:style-name="P1"><text:tab/><text:span text:style-name="T3">securityToken</text:span></text:p>
      <text:p text:style-name="P5"><text:tab/>term <text:s text:c="21"/>- <text:span text:style-name="T7">Searched term </text:span></text:p>
      <text:p text:style-name="P5"><text:tab/>categoryId <text:s text:c="11"/></text:p>
      <text:p text:style-name="P5"><text:tab/>sortBy <text:s text:c="17"/>- <text:span text:style-name="T1">1 (For sorting by rating), <text:s text:c="2"/>2 (For sorting by no.of downloads), 3 (For sorting by recently added)</text:span></text:p>
      <text:p text:style-name="P5"><text:tab/>editorChoice <text:s text:c="7"/>- <text:span text:style-name="T1">0 or 1</text:span></text:p>
      <text:p text:style-name="P1"/>
      <text:p text:style-name="P1"><text:bookmark-start text:name="__DdeLink__21_2067086227"/>7. Application <text:span text:style-name="T2">Details</text:span></text:p>
      <text:p text:style-name="P2"><text:s text:c="4"/><text:span text:style-name="T5">Url - </text:span><text:span text:style-name="T6">http://localhost/droidbox/web/index.php/search/search/getappdetails</text:span></text:p>
      <text:p text:style-name="P3"><text:s text:c="5"/>Parameters :-</text:p>
      <text:p text:style-name="P1"><text:tab/><text:span text:style-name="T3">securityToken</text:span></text:p>
      <text:p text:style-name="P6"><text:tab/><text:span text:style-name="T2">appId</text:span><text:bookmark-end text:name="__DdeLink__21_2067086227"/></text:p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<text:span text:style-name="T2">8</text:span>. <text:span text:style-name="T2">Posting Reviews</text:span></text:p>
      <text:p text:style-name="P2"><text:s text:c="4"/><text:span text:style-name="T5">Url - </text:span><text:span text:style-name="T6">http://localhost/droidbox/web/index.php/search/search/postreview</text:span></text:p>
      <text:p text:style-name="P4"><text:s text:c="5"/>Parameters :-</text:p>
      <text:p text:style-name="P2"><text:tab/><text:span text:style-name="T3">securityToken</text:span></text:p>
      <text:p text:style-name="P6"><text:tab/><text:span text:style-name="T2">appId</text:span></text:p>
      <text:p text:style-name="P9"><text:tab/><text:span text:style-name="T3">name <text:s text:c="2"/>- </text:span><text:span text:style-name="T4">name of the user</text:span></text:p>
      <text:p text:style-name="P8"><text:tab/>review – <text:span text:style-name="T7">Review given by the user</text:span></text:p>
      <text:p text:style-name="P9"/>
      <text:p text:style-name="P2"><text:bookmark-start text:name="__DdeLink__25_2067086227"/><text:span text:style-name="T2">9</text:span>. <text:span text:style-name="T2">Posting Ratings</text:span></text:p>
      <text:p text:style-name="P2"><text:s text:c="4"/><text:span text:style-name="T5">Url - </text:span><text:span text:style-name="T6">http://localhost/droidbox/web/index.php/search/search/postrating</text:span></text:p>
      <text:p text:style-name="P4"><text:s text:c="5"/>Parameters :-</text:p>
      <text:p text:style-name="P2"><text:tab/><text:span text:style-name="T3">securityToken</text:span></text:p>
      <text:p text:style-name="P6"><text:tab/><text:span text:style-name="T2">appId</text:span></text:p>
      <text:p text:style-name="P8"><text:tab/>rating<text:bookmark-end text:name="__DdeLink__25_2067086227"/> <text:s text:c="2"/>- <text:s/><text:span text:style-name="T7">e.g 3, 2.5, 4.5 etc...</text:span></text:p>
      <text:p text:style-name="P1"/>
      <text:p text:style-name="P2"><text:span text:style-name="T2">10</text:span>. <text:span text:style-name="T2">Updating no.of downloads</text:span></text:p>
      <text:p text:style-name="P2"><text:s text:c="4"/><text:span text:style-name="T5">Url - </text:span><text:span text:style-name="T6">http://localhost/droidbox/web/index.php/search/search/updatedownloadcounter</text:span></text:p>
      <text:p text:style-name="P4"><text:s text:c="5"/>Parameters :-</text:p>
      <text:p text:style-name="P2"><text:tab/><text:span text:style-name="T3">securityToken</text:span></text:p>
      <text:p text:style-name="P6"><text:tab/><text:span text:style-name="T2">appI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7T10:05:01.625027624</meta:creation-date>
    <dc:date>2016-04-07T10:39:32.587480093</dc:date>
    <meta:editing-duration>PT19M18S</meta:editing-duration>
    <meta:editing-cycles>4</meta:editing-cycles>
    <meta:generator>LibreOffice/4.2.7.2$Linux_X86_64 LibreOffice_project/420m0$Build-2</meta:generator>
    <meta:document-statistic meta:table-count="0" meta:image-count="0" meta:object-count="0" meta:page-count="2" meta:paragraph-count="62" meta:word-count="174" meta:character-count="1979" meta:non-whitespace-character-count="1603"/>
  </office:meta>
</office:document-meta>
</file>